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style:text-position="super 58%"/>
    </style:style>
    <style:style style:name="T2" style:family="text">
      <style:text-properties style:text-underline-style="solid" style:text-underline-width="auto" style:text-underline-color="font-color"/>
    </style:style>
    <style:style style:name="T3" style:family="text">
      <style:text-properties fo:font-weight="bold"/>
    </style:style>
    <style:style style:name="T4" style:family="text">
      <style:text-properties style:font-weight-asian="bold"/>
    </style:style>
    <style:style style:name="T5" style:family="text">
      <style:text-properties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te Lengths</text:p>
      <text:p text:style-name="Standard">The way you are spacing out your notes to determine note length on the Pattern Editor is perfect. <text:s/>Please keep spacing them in similar fashion as that's become very easy for me to read/translate into code.</text:p>
      <text:p text:style-name="Standard"/>
      <text:p text:style-name="Standard"/>
      <text:p text:style-name="P1">Note Slides Up/Down</text:p>
      <text:p text:style-name="Standard">Yes sir, I can do these! <text:s/>They take up a fair amount of memory so I'd say it's best to not go hog-wild using them, but you don't have to be super-conservative in using them either.</text:p>
      <text:p text:style-name="Standard"/>
      <text:p text:style-name="Standard"/>
      <text:p text:style-name="P1">Arpeggio</text:p>
      <text:p text:style-name="Standard">I can still do it, but it may not be entirely accurate to what you write and it takes up quite a bit of space. <text:s/>It especially takes up massive amounts of space when it's accompanied with volume and duty changes in the same instrument. <text:s/>For that reason, I'm going to very humbly request it's either used on its own or used very sparingly when it has volume and duty changes coming with it. <text:s/>I hate to ask this kind of stuff of you and put limits on your creativity, but unfortunately the limits of the NES (and much more my current programming level) restrict our resources.</text:p>
      <text:p text:style-name="Standard"/>
      <text:p text:style-name="Standard"/>
      <text:p text:style-name="P1">Instrument Settings</text:p>
      <text:p text:style-name="Standard">Right now the only three I can do are Volume, Arpeggio, and Noise/Duty settings. <text:s/>I have not touched, and do not understand, the Pitch and Hi-Pitch settings.</text:p>
      <text:p text:style-name="Standard"/>
      <text:p text:style-name="Standard">When using the effects in Instrument settings, we'll have to keep the patterns matching each other in numerical value. <text:s/>For example, look at your arp. effect for square 1 intro in the awesome song: 0, 3, 5, 0, -7, -10. <text:s/>I can handle that easily enough, but if you want to be doing duty or volume changes at the same time then each part of the other two patterns would need to fall be six values in length. <text:s/>I'm hoping if I lay it out in tables it will be easier to see what I mean. <text:s/>This would be okay:</text:p>
      <text:p text:style-name="Standard"/>
      <text:p text:style-name="Standard">arp: 0, 3, 5, 0, -7, -10</text:p>
      <text:p text:style-name="Standard">vol: 3, 3, 3, 4, 4, 4 <text:s/>(then keep increasing if you want until you're happy. <text:s/>Maybe the next part of the pattern could be 5, 5, 5, 6, 6, 6 or even 5, 5, 6, 6, 7, 7 as long as it's six values)</text:p>
      <text:p text:style-name="Standard">duty: 0, 1, 2, 3, 2, 1 (repeat)</text:p>
      <text:p text:style-name="Standard"/>
      <text:p text:style-name="Standard">But something like this may not be so good:</text:p>
      <text:p text:style-name="Standard"/>
      <text:p text:style-name="Standard">arp: 0, 3, 5, 0, -7, -10 (repeat)</text:p>
      <text:p text:style-name="Standard">vol: 3, 3, 3, 3, 4, 4, 4, 4, 4, 4, 5, 5, 6 (keep going up)</text:p>
      <text:p text:style-name="Standard">duty: 0, 0, 2, 1 (repeat)</text:p>
      <text:p text:style-name="Standard"/>
      <text:p text:style-name="Standard">I've included an .ftm file with two examples of what I'm talking about. <text:s/>On the “good” instrument, you'll notice that each setting has twenty-five values. <text:s/>The first twenty-four values are four patterns of six values. <text:s/>Volume's values will change, but arpeggio and duty will be the same six values repeated four times. <text:s/>The last value would be where you'd want the instrument to hold at when the note finishes playing.</text:p>
      <text:p text:style-name="Standard"/>
      <text:p text:style-name="Standard">Please let me know if this makes no sense. <text:s/>It was really hard for me to explain so if it's incoherent I understand.</text:p>
      <text:p text:style-name="Standard"><text:soft-page-break/></text:p>
      <text:p text:style-name="Standard"/>
      <text:p text:style-name="P1">Noise Mode</text:p>
      <text:p text:style-name="Standard">The noise channel has thirty-two possible sounds it can make, split into two groups: Mode 0 and Mode 1. <text:s/>Famitracker's instructions say sixteen, but that's actually wrong. <text:s/>Both Mode 0 and 1 each have sixteen sounds making up the total thirty-two. <text:s/>The Mode 0 sounds in the noise channel have their instrument duty/noise set to 0 or 2. <text:s/>The Mode 1 have theirs set to 1 or 3. <text:s/>Your first drum in the test1.asm actually has a cool effect by going between the two in it's duty/noise setting. <text:s/>If possible, please label all noise instruments starting with either Mode 0 (duty is 0 or 2 all throughout), Mode 1 (duty is 1 or 3 all throughout), or Mixed (duty goes between 0 and 1 or 2 and 3). <text:s/>That would make it a bit easier on me while I'm transcribing.</text:p>
      <text:p text:style-name="Standard"/>
      <text:p text:style-name="Standard"/>
      <text:p text:style-name="P1">Effects</text:p>
      <text:p text:style-name="Standard">By this I mean the last three values on each line of the Pattern Editor, the fancy ones you don't set in instrument settings. <text:s/>These are a bit tricky. <text:s/>If possible, try breaking them down into individual notes on the Pattern Editor instead of coding in an effect. <text:s/>If, however, you find you don't get the same effect you're looking for by using individual notes, then by all means program in an effect and I'll do my damndest to figure it out.</text:p>
      <text:p text:style-name="Standard"/>
      <text:p text:style-name="Standard"/>
      <text:p text:style-name="Standard">- - - -</text:p>
      <text:p text:style-name="Standard">That's it so far. <text:s/>You're doing an awesome job with these songs you're composing Derek. <text:s/>Thanks so much for the work you're putting into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ohn White</meta:initial-creator>
    <meta:creation-date>2010-08-16T08:48:22.42</meta:creation-date>
    <dc:date>2010-08-29T14:43:39.92</dc:date>
    <dc:creator>John White</dc:creator>
    <meta:editing-duration>PT01H54M58S</meta:editing-duration>
    <meta:editing-cycles>8</meta:editing-cycles>
    <meta:generator>OpenOffice.org/3.1$Win32 OpenOffice.org_project/310m19$Build-9420</meta:generator>
    <meta:document-statistic meta:table-count="0" meta:image-count="0" meta:object-count="0" meta:page-count="2" meta:paragraph-count="24" meta:word-count="762" meta:character-count="3973"/>
  </office:meta>
</office:document-meta>
</file>